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6.489cm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150%">
        <style:tab-stops>
          <style:tab-stop style:position="3.016cm"/>
          <style:tab-stop style:position="16.489cm" style:leader-style="dotted" style:leader-text="."/>
        </style:tab-stops>
      </style:paragraph-properties>
    </style:style>
    <style:style style:name="P7" style:family="paragraph" style:parent-style-name="Standard">
      <style:paragraph-properties fo:line-height="150%">
        <style:tab-stops>
          <style:tab-stop style:position="16.489cm" style:leader-style="dotted" style:leader-text="."/>
        </style:tab-stops>
      </style:paragraph-properties>
      <style:text-properties fo:language="en" fo:country="US"/>
    </style:style>
    <style:style style:name="P8" style:family="paragraph" style:parent-style-name="Standard">
      <style:paragraph-properties fo:line-height="150%">
        <style:tab-stops>
          <style:tab-stop style:position="3.016cm"/>
          <style:tab-stop style:position="16.489cm" style:leader-style="dotted" style:leader-text=".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text-transform="uppercase" fo:font-weight="bold" style:letter-kerning="true" style:font-weight-asian="bold"/>
    </style:style>
    <style:style style:name="P11" style:family="paragraph" style:parent-style-name="Standard">
      <style:paragraph-properties fo:margin-left="7.251cm" fo:margin-right="0cm" fo:line-height="150%" fo:text-indent="0cm" style:auto-text-indent="false"/>
    </style:style>
    <style:style style:name="P12" style:family="paragraph" style:parent-style-name="Standard">
      <style:paragraph-properties fo:margin-left="10.252cm" fo:margin-right="0cm" fo:line-height="150%" fo:text-indent="-3cm" style:auto-text-indent="false"/>
    </style:style>
    <style:style style:name="P13" style:family="paragraph" style:parent-style-name="Standard">
      <style:paragraph-properties fo:margin-left="2cm" fo:margin-right="0cm" fo:line-height="150%" fo:text-indent="-2cm" style:auto-text-indent="false">
        <style:tab-stops>
          <style:tab-stop style:position="2.011cm"/>
          <style:tab-stop style:position="15.483cm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2.011cm" fo:margin-right="0cm" fo:line-height="150%" fo:text-indent="-2.011cm" style:auto-text-indent="false">
        <style:tab-stops>
          <style:tab-stop style:position="2.011cm"/>
          <style:tab-stop style:position="16.489cm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2.011cm" fo:margin-right="0cm" fo:line-height="150%" fo:text-align="center" style:justify-single-word="false" fo:text-indent="-2.011cm" style:auto-text-indent="false" fo:break-before="page">
        <style:tab-stops>
          <style:tab-stop style:position="2.011cm"/>
          <style:tab-stop style:position="16.489cm" style:leader-style="dotted" style:leader-text="."/>
        </style:tab-stops>
      </style:paragraph-properties>
    </style:style>
    <style:style style:name="P16" style:family="paragraph" style:parent-style-name="Standard">
      <style:paragraph-properties fo:line-height="150%" fo:text-align="center" style:justify-single-word="false" fo:break-before="page"/>
    </style:style>
    <style:style style:name="P17" style:family="paragraph" style:parent-style-name="Standard">
      <style:paragraph-properties fo:padding="0cm" fo:border="none"/>
    </style:style>
    <style:style style:name="P18" style:family="paragraph" style:parent-style-name="Standard">
      <style:paragraph-properties fo:margin-left="0cm" fo:margin-right="0.635cm" fo:text-indent="0cm" style:auto-text-indent="false"/>
    </style:style>
    <style:style style:name="P19" style:family="paragraph" style:parent-style-name="Heading_20_1" style:list-style-name="WWNum1"/>
    <style:style style:name="P20" style:family="paragraph" style:parent-style-name="Heading_20_1" style:list-style-name="WWNum1">
      <style:paragraph-properties fo:margin-top="0cm" fo:margin-bottom="0cm" loext:contextual-spacing="false" fo:break-before="page"/>
    </style:style>
    <style:style style:name="P21" style:family="paragraph" style:parent-style-name="Heading_20_1" style:list-style-name="WWNum1" style:master-page-name="Converted2">
      <style:paragraph-properties fo:margin-top="0cm" fo:margin-bottom="0cm" loext:contextual-spacing="false" style:page-number="6"/>
    </style:style>
    <style:style style:name="P22" style:family="paragraph" style:parent-style-name="Title">
      <style:paragraph-properties fo:text-align="start" style:justify-single-word="false" fo:break-before="page"/>
    </style:style>
    <style:style style:name="P23" style:family="paragraph" style:parent-style-name="Contents_20_1">
      <style:paragraph-properties fo:margin-top="0cm" fo:margin-bottom="0cm" loext:contextual-spacing="false" fo:line-height="150%"/>
    </style:style>
    <style:style style:name="P24" style:family="paragraph" style:parent-style-name="Header">
      <style:paragraph-properties fo:line-height="100%"/>
    </style:style>
    <style:style style:name="P25" style:family="paragraph" style:parent-style-name="Header">
      <style:paragraph-properties fo:text-align="end" style:justify-single-word="false"/>
    </style:style>
    <style:style style:name="P26" style:family="paragraph" style:parent-style-name="Header">
      <style:paragraph-properties fo:text-align="end" style:justify-single-word="false"/>
    </style:style>
    <style:style style:name="P27" style:family="paragraph" style:parent-style-name="Header">
      <style:paragraph-properties fo:text-align="end" style:justify-single-word="false"/>
    </style:style>
    <style:style style:name="P28" style:family="paragraph" style:parent-style-name="Header" style:master-page-name="First_20_Page">
      <style:paragraph-properties style:page-number="6"/>
    </style:style>
    <style:style style:name="P29" style:family="paragraph" style:parent-style-name="Estilo1" style:list-style-name="WWNum10">
      <style:paragraph-properties fo:margin-left="0.751cm" fo:margin-right="0cm" fo:text-indent="-0.635cm" style:auto-text-indent="false">
        <style:tab-stops/>
      </style:paragraph-properties>
    </style:style>
    <style:style style:name="P30" style:family="paragraph" style:parent-style-name="Parágrafo">
      <style:paragraph-properties fo:margin-top="0cm" fo:margin-bottom="0cm" loext:contextual-spacing="false"/>
    </style:style>
    <style:style style:name="P31" style:family="paragraph" style:parent-style-name="List_20_Paragraph" style:list-style-name="WWNum11">
      <style:paragraph-properties fo:line-height="115%" fo:text-align="justify" style:justify-single-word="false">
        <style:tab-stops>
          <style:tab-stop style:position="2.011cm"/>
          <style:tab-stop style:position="16.489cm" style:leader-style="dotted" style:leader-text="."/>
        </style:tab-stops>
      </style:paragraph-properties>
    </style:style>
    <style:style style:name="P32" style:family="paragraph" style:parent-style-name="Título_20_sem_20_Númeração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font-weight="bold" style:font-weight-asian="bold"/>
    </style:style>
    <style:style style:name="T4" style:family="text">
      <style:text-properties fo:font-variant="normal" fo:text-transform="none" style:font-name="Calibri" fo:font-size="12pt" fo:font-weight="normal" style:font-size-asian="12pt" style:font-weight-asian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normal" style:font-size-asian="12pt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UNIVERSIDADE DO OESTE DE SANTA CATARINA</text:span></text:p>
      <text:p text:style-name="Header"><text:span text:style-name="T1">UNOESC – CAMPUS CHAPECÓ</text:span></text:p>
      <text:p text:style-name="Header"><text:span text:style-name="T1">SISTEMAS DE INFORMAÇÂ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er"><text:span text:style-name="T1">título: </text:span><text:span text:style-name="T3">subtítulo (se houver</text:span><text:span text:style-name="T1">)</text:span></text:p>
      <text:p text:style-name="P1"/>
      <text:p text:style-name="P1"/>
      <text:p text:style-name="P1"/>
      <text:p text:style-name="P1"/>
      <text:p text:style-name="P1"/>
      <text:p text:style-name="P11"><text:span text:style-name="T1">Disciplina: Nome da Disciplina</text:span></text:p>
      <text:p text:style-name="P11"><text:span text:style-name="T1">Professor(a): Nome do professor(a)</text:span></text:p>
      <text:p text:style-name="P12"><text:span text:style-name="T1">Acadêmico(s): Nome aluno 1, Nome aluno 2, Nome aluno 3, Nome aluno 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1">CHAPECÓ, SC</text:span></text:p>
      <text:p text:style-name="P24"><text:span text:style-name="T1">201?</text:span></text:p>
      <text:p text:style-name="P2"><text:bookmark-start text:name="_Toc78972069"/><text:bookmark-start text:name="_Toc300402742"/><text:bookmark-start text:name="_Toc137530622"/><text:bookmark-start text:name="_Toc83971725"/><text:bookmark-start text:name="_Toc83971241"/><text:bookmark-start text:name="_Toc83743789"/><text:bookmark-start text:name="_Toc83699979"/><text:bookmark-start text:name="_Toc82691239"/><text:bookmark-start text:name="_Toc82673838"/><text:bookmark-start text:name="_Toc81999457"/><text:soft-page-break/><text:span text:style-name="T1">LISTA DE ILUSTRAÇÕES</text:span></text:p>
      <text:p text:style-name="P3"/>
      <text:p text:style-name="P13">Ilustração 1 - Xxxxxxxx xxxx xxxxxx xxxxxxxxxxx<text:tab/>99</text:p>
      <text:p text:style-name="P13">Ilustração 2 - Xxxxxxxxxx xxxx xxxxxx xxxxxxxxxxx<text:tab/>99</text:p>
      <text:p text:style-name="P13">Ilustração 3 - Xxxxxxxxxx xxxxxxxxx xxxxxxxxxxx xxxxxx xxxxxxxxxxxxx<text:tab/>99</text:p>
      <text:p text:style-name="P13">Ilustração 4 - Xxxxxx xxxxxxxxxxx<text:tab/>99</text:p>
      <text:p text:style-name="P13">Ilustração 5 - Xxxx xxxxxx xxxxxxxxxxx<text:tab/>99</text:p>
      <text:p text:style-name="P14"/>
      <text:p text:style-name="P14"/>
      <text:p text:style-name="P14">Espaço entre linhas 1,5 </text:p>
      <text:p text:style-name="P14">Espaçamento antes e depois de 0 pontos</text:p>
      <text:p text:style-name="P14">Ilustrações são considerados:</text:p>
      <text:list xml:id="list6339143598451944424" text:style-name="WWNum11">
        <text:list-item>
          <text:p text:style-name="P31">Desenhos</text:p>
        </text:list-item>
        <text:list-item>
          <text:p text:style-name="P31">Esquemas</text:p>
        </text:list-item>
        <text:list-item>
          <text:p text:style-name="P31">Fluxogramas</text:p>
        </text:list-item>
        <text:list-item>
          <text:p text:style-name="P31">Fotografias</text:p>
        </text:list-item>
        <text:list-item>
          <text:p text:style-name="P31">Gráficos</text:p>
        </text:list-item>
        <text:list-item>
          <text:p text:style-name="P31">Mapas</text:p>
        </text:list-item>
        <text:list-item>
          <text:p text:style-name="P31">Plantas</text:p>
        </text:list-item>
        <text:list-item>
          <text:p text:style-name="P31">Retratos</text:p>
        </text:list-item>
      </text:list>
      <text:p text:style-name="P16"><text:span text:style-name="T1">LISTA DE QUADROS</text:span></text:p>
      <text:p text:style-name="P3"/>
      <text:p text:style-name="P13">Quadro 1 - Xxxxxxxxxx xxxxxxxxx xxxxxxx xxxx xxxxxx xxxxxxxxxxx<text:tab/>99</text:p>
      <text:p text:style-name="P13">Quadro 2 - Xxxxxxxxxx xxxxxxxxx xxxxxx<text:tab/>99</text:p>
      <text:p text:style-name="P13">Quadro 3 - Xxxxxxxxxx xxxxxxxxx xxxxxxxxxxx xxxxxx xxxxxxxxxxxxx<text:tab/>99</text:p>
      <text:p text:style-name="P13">Quadro 4 - X xxxx xxxxxx xxxxxxxxxxx<text:tab/>99</text:p>
      <text:p text:style-name="P13">Quadro 5 - Xxxxxxxxxx xxxxxxxxx xxxxx xxxx xxxxxx xxxxxxxxxxx<text:tab/>99</text:p>
      <text:p text:style-name="P14"/>
      <text:p text:style-name="P14"/>
      <text:p text:style-name="P14">Espaço entre linhas 1,5 </text:p>
      <text:p text:style-name="P14">Espaçamento antes e depois de 0 pontos</text:p>
      <text:p text:style-name="P4">Quadros geralmente são utilizados para apresentar informações que não necessitam de nenhum auxílio matemático-estatístico. Geralmente em TI é utilizado para apresentar Código Fonte.</text:p>
      <text:p text:style-name="P16"><text:span text:style-name="T1">LISTA DE TABELAS</text:span></text:p>
      <text:p text:style-name="P3"/>
      <text:p text:style-name="P14">Tabela 1 - Xxxxxxxxxx xxxxxxxxx xxxxxxxxxxx xxxxxx xxxxxxxx xxxxxxxx x xx<text:tab/>99</text:p>
      <text:p text:style-name="P14">Tabela 2 - Xxxxx xxxx xxxxxx xxxxxxxxxxx<text:tab/>99</text:p>
      <text:p text:style-name="P14">Tabela 3 - Xxxxxxxxxx xxxxxxxxx xxxxxxxxxxx xxxxxx xxxxxxxxxxxxx<text:tab/>99</text:p>
      <text:p text:style-name="P14"/>
      <text:p text:style-name="P14"/>
      <text:p text:style-name="P14">Espaço entre linhas Simples 1,5</text:p>
      <text:p text:style-name="P14">Espaçamento antes e depois de 0 pontos</text:p>
      <text:p text:style-name="P5">Tabelas são compostas por células e apresentam fórmulas estatísticas e matemáticas para apresentar resultados como Médias, Somatórios, Medianas, etc.</text:p>
      <text:p text:style-name="P14"/>
      <text:p text:style-name="P15"><text:span text:style-name="T6">LISTA DE ABREVIAÇÕES E SIGLAS</text:span></text:p>
      <text:p text:style-name="P7"/>
      <text:p text:style-name="P6"><text:span text:style-name="T5">CD-ROM<text:tab/>- Compact Disk Read Only Memory</text:span></text:p>
      <text:p text:style-name="P6"><text:span text:style-name="T5">DNS<text:tab/>- Domain Name Server</text:span></text:p>
      <text:p text:style-name="P6"><text:span text:style-name="T5">DVD<text:tab/>- Digital Video Disc</text:span></text:p>
      <text:p text:style-name="P6"><text:span text:style-name="T5">HD<text:tab/>- Hard Disc</text:span></text:p>
      <text:p text:style-name="P6"><text:span text:style-name="T5">HDD<text:tab/>- Hard Disc Drive</text:span></text:p>
      <text:p text:style-name="P6">PIB<text:tab/>- Produto Interno Bruto</text:p>
      <text:p text:style-name="P6"><text:span text:style-name="T5">RAM<text:tab/>- Random Access Memory</text:span></text:p>
      <text:p text:style-name="P6"><text:span text:style-name="T5">ROM<text:tab/>- Read Only Memory</text:span></text:p>
      <text:p text:style-name="P8"/>
      <text:p text:style-name="P8"/>
      <text:p text:style-name="P14">Espaço entre linhas 1,5</text:p>
      <text:p text:style-name="P14">Espaçamento antes e depois de 0 pontos</text:p>
      <text:p text:style-name="P14">Classificar as Siglas/Abreviações em Ordem Alfabética de A → Z (crescente)<text:bookmark text:name="_Hlt78973760"/></text:p>
      <text:p text:style-name="P32"><text:span text:style-name="T7">SUMÁRIO</text:span></text:p>
      <text:p text:style-name="P3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span text:style-name="T7">1 INTRODUÇÃO<text:tab/>6</text:span></text:p>
          <text:p text:style-name="P23"><text:span text:style-name="T7">2 DESENVOLVIMENTO<text:tab/>11</text:span></text:p>
          <text:p text:style-name="P23"><text:span text:style-name="T7">2.1 </text:span><text:span text:style-name="T8">BLA BLA BLA BLA</text:span><text:span text:style-name="T7"><text:tab/>11</text:span></text:p>
          <text:p text:style-name="P23"><text:span text:style-name="T7">2.2</text:span><text:span text:style-name="T8"> BLA BLA BLA</text:span><text:span text:style-name="T7"><text:tab/>11</text:span></text:p>
          <text:p text:style-name="P23"><text:span text:style-name="T7">3 cONCLUSÃO<text:tab/>12</text:span></text:p>
          <text:p text:style-name="P23"><text:span text:style-name="T7">referências<text:tab/>21</text:span></text:p>
          <text:p text:style-name="P23"><text:span text:style-name="T7">APÊNDICES e/ou anexos<text:tab/>22</text:span></text:p>
          <text:p text:style-name="P9"/>
          <text:p text:style-name="P17"/>
          <text:list xml:id="list2042008546578548691" text:style-name="WWNum1">
            <text:list-item>
              <text:h text:style-name="P21" text:outline-level="1">INTRODUÇÃO<text:bookmark-end text:name="_Toc78972069"/><text:bookmark-end text:name="_Toc81999457"/><text:bookmark-end text:name="_Toc82673838"/><text:bookmark-end text:name="_Toc82691239"/><text:bookmark-end text:name="_Toc83699979"/><text:bookmark-end text:name="_Toc83743789"/><text:bookmark-end text:name="_Toc83971241"/><text:bookmark-end text:name="_Toc83971725"/><text:bookmark-end text:name="_Toc137530622"/><text:bookmark-end text:name="_Toc300402742"/></text:h>
            </text:list-item>
          </text:list>
        </text:index-body>
      </text:table-of-content>
      <text:p text:style-name="P3"/>
      <text:p text:style-name="P30"><text:tab/>Apresentar brevemente em um parágrafo de no mínimo 4 linhas e no máximo 10 uma contextualização sobre a sua pesquisa ou relatório. A contextualização é necessária para localizar o leitor do seu trabalho no assunto que irá abordar. Contextualizar tem origem no latim e significa "colocar alguém a par de algo" ou "situar um aspecto que está sendo relatado, no tempo e no espaço". Quando contextualizamos, queremos apresentar a conjuntura de uma situação, ou seja, as circunstâncias  em torno de um acontecimento. Quando relatamos um acontecimento a uma pessoa, buscamos descrever o ambiente do fato, ou seja, capturamos o contexto. Já quando precisamos trazer o leitor para dentro do que vamos apresentar, dessa forma os argumentos tratados no trabalho ficam mais claros para o leitor.</text:p>
      <text:p text:style-name="P30">Após realizada a contextualização do seu trabalho você deverá descrever a problematização dele. A problematização é construída em um parágrafo de no mínimo umas 6 linhas. O problema tem que ser definido de forma prática e clara. “Um problema implica uma ou mais dúvidas ou dificuldades em relação ao tema, que você se proporá a resolver. Formulá-lo, portanto, deve envolver perguntas, que o trabalho procurará responder” (MÁTTAR NETO, 2002, p. 143). A descrição do problema é o passo inicial para o desenvolvimento de qualquer trabalho. Se não tivermos um problema não temos um trabalho para desenvolver. O problema é a dúvida inicial que proporciona a busca da solução do mesmo. “A formulação do problema deve ser concisa e objetiva, a fim de permitir clareza” (STRIEDER, 2009, p. 37). O problema é sempre descrito na forma interrogativa, uma pergunta ou de um questionamento.</text:p>
      <text:p text:style-name="P30">Depois de descrever a problematização você deverá descrever de forma breve, clara e concisa como resolveu o problema. Lembre-se de não apontar muitos detalhes aqui, pois os detalhes da solução do problema serão apresentados no próximo capítulo.</text:p>
      <text:p text:style-name="P30">O último parágrafo da sua introdução deve ser um relato dos principais resultados que alcançou com o seu trabalho. Descreva aqui só o principal, os detalhes dos resultados estarão na conclusão.</text:p>
      <text:p text:style-name="Standard"/>
      <text:p text:style-name="P30"/>
      <text:list xml:id="list173143058842980" text:continue-numbering="true" text:style-name="WWNum1">
        <text:list-item>
          <text:h text:style-name="P20" text:outline-level="1"><text:bookmark text:name="_Toc300402758"/>DESENVOLVIMENTO</text:h>
        </text:list-item>
      </text:list>
      <text:p text:style-name="P3"/>
      <text:p text:style-name="Parágrafo">Neste item deve-se apresentar o desenvolvimento do trabalho. Deve-se considerar os seguintes aspectos:</text:p>
      <text:list xml:id="list2995212553253859531" text:style-name="WWNum10">
        <text:list-item>
          <text:p text:style-name="P29">Os materiais, técnicas e métodos devem ser descritos de maneira precisa visando possibilitar a repetição do experimento com a mesma precisão;</text:p>
        </text:list-item>
        <text:list-item>
          <text:p text:style-name="P29">Deve-se fazer apenas referência às técnicas e métodos já conhecidos e não descrição. Técnicas novas devem ser descritas com detalhes e equipamentos ilustrados com fotografias e desenhos;</text:p>
        </text:list-item>
        <text:list-item>
          <text:p text:style-name="P29">Se o trabalho abordar modelagem de sistemas, deverá apresentar neste capítulo os Requisitos Funcionais e Não funcionais, diagrama de caso de uso, diagrama entidade relacionamento (DER), diagrama de fluxo de dados (DFD), diagrama de atividades da UML. Se o programa for orientado a objetos pode-se pensar em apresentar vários dos diagramas UML (ver quais com o professor). Lembre-se que uma casa bem feita começa pelos alicerces. </text:p>
        </text:list-item>
        <text:list-item>
          <text:p text:style-name="P29">Se o trabalho for sobre o desenvolvimento de programas, deverá apresentar como ocorreu o desenvolvimento prático de sua aplicação. Se tiver banco de dados relatar como ocorreu a modelagem da base de dados. Apresentar os wireframes das interfaces elaboradas. Descrever como se deu a programação, quais os pontos relevantes da implementação. Apresentar as principais interfaces da mesma e fazer uma descrição do que contempla a interface apresentada, para que ela serve e como o usuário deverá se comportar diante da mesma. </text:p>
        </text:list-item>
        <text:list-item>
          <text:p text:style-name="P29">Se o trabalho for apenas de pesquisa bibliográfico é neste momento que deve-se realizar as confrontações e apresentar as sugestões encontradas ou definidas na revisão realizada. Deverá apresentar aqui como se desenrolou a parte prática da sua pesquisa, ou seja, descrever como foi realizada as coletas dos dados e como foi feita a compilação destes dados. Deverá então gerar resultados para estes dados por meio de gráficos, apontando os resultados encontrados</text:p>
        </text:list-item>
        <text:list-item>
          <text:p text:style-name="P29">Os resultados devem ser agrupados e ordenados convenientemente, podendo vir eventualmente acompanhados de tabelas, gráficos ou figuras, com valores estatísticos para maior clareza;</text:p>
        </text:list-item>
        <text:list-item>
          <text:p text:style-name="P29">Os dados obtidos são analisados e relacionados com os principais problemas que existam sobre o assunto, dando subsídios para a conclusão.</text:p>
        </text:list-item>
      </text:list>
      <text:list xml:id="list173143269466025" text:continue-list="list173143058842980" text:style-name="WWNum1">
        <text:list-item>
          <text:h text:style-name="P19" text:outline-level="1"><text:bookmark-start text:name="_Toc300402759"/><text:soft-page-break/>CONCLUSÃO</text:h>
        </text:list-item>
      </text:list>
      <text:p text:style-name="P3"/>
      <text:p text:style-name="P30">Procure fazer um <text:a xlink:type="simple" xlink:href="http://noticias.universia.com.br/destaque/noticia/2011/12/15/898676/como-twitter-pode-resumir-seu-curriculo.html" text:style-name="Internet_20_link" text:visited-style-name="Visited_20_Internet_20_Link">resumo</text:a> geral dentro da conclusão sobre o que foi abordado em todo seu trabalho. Faça isso de forma criativa e inovadora, para que não seja apenas um repetição do que já foi abordado. </text:p>
      <text:p text:style-name="P30">Deve apresentar as respostas alcançadas durante a pesquisa. É na conclusão que o autor se mostra e expõe o seu ponto de vista sobre o tema estudado e sobre os resultados obtidos. Mostra a síntese de todo o conteúdo pesquisado, as informações relevantes, os apontamentos essenciais, as dificuldades encontradas</text:p>
      <text:p text:style-name="P30">Deve apresentar uma redação direta, clara, relevante, empreendedora, clara e coesa, pois dever representar o fechamento do trabalho. </text:p>
      <text:p text:style-name="P30">Não precisa ser extensa, basta que responda todas as questões expostas no objetivo. Ela pode ser feita em texto corrido ou através de tópicos. É importante não confundir conclusão com uma espécie de introdução ou resumo do trabalho, pois muita gente tem essa ideia e acaba errando em relação a conclusão. Lembre-se que tudo que precisava saber já está no restante do trabalho, não precisa ter as informações repetidas na conclusão.</text:p>
      <text:p text:style-name="P30">Na tentativa de enfatizar a importância de sua <text:a xlink:type="simple" xlink:href="http://noticias.universia.com.br/destaque/noticia/2012/02/17/912323/como-fazer-uma-pesquisa-academica-em-7-passos.html" text:style-name="Internet_20_link" text:visited-style-name="Visited_20_Internet_20_Link">pesquisa</text:a>, não seja sentimental, dramático, coitadinho ou sensacionalista.</text:p>
      <text:p text:style-name="P30"/>
      <text:p text:style-name="P10"/>
      <text:h text:style-name="P22" text:outline-level="1"><text:span text:style-name="T7">referências</text:span><text:bookmark-end text:name="_Toc300402759"/></text:h>
      <text:p text:style-name="P30"/>
      <text:p text:style-name="P30">São as informações que permitem a identificação de documentos utilizados, no todo ou em parte, pelo autor do trabalho. A correta e completa identificação de um texto facilitará o processo de sua localização e obtenção por um leitor interessado. É recomendável a consulta a NBR 6023 da ABNT, para a correta apresentação das referências bibliográficas. </text:p>
      <text:p text:style-name="Standard"/>
      <text:p text:style-name="P9">ANDRADE, Maria Margarida de. <text:span text:style-name="T2">Introdução à metodologia do trabalho científico</text:span>: elaboração de trabalhos na graduação. 6.ed. São Paulo: Atlas, 2003</text:p>
      <text:p text:style-name="P9"/>
      <text:p text:style-name="P9">ASSOCIAÇÃO BRASILEIRA DE NORMAS TÉCNICAS - ABNT. <text:span text:style-name="T1">Referências bibliográficas</text:span>: NBR 6023. Rio de Janeiro, ago. 2002.</text:p>
      <text:p text:style-name="P9"/>
      <text:p text:style-name="P9">______. <text:span text:style-name="T1">Livros e folhetos</text:span>: NBR 6029. Rio de Janeiro, set. 2002.</text:p>
      <text:p text:style-name="P9"/>
      <text:p text:style-name="P9">______. <text:span text:style-name="T1">Citações em documentos</text:span>: NBR 10520. Rio de Janeiro, ago. 2002.</text:p>
      <text:p text:style-name="P9"/>
      <text:p text:style-name="P9">______. <text:span text:style-name="T1">Trabalhos acadêmicos</text:span>: NBR 14724. Rio de Janeiro, ago. 2002.</text:p>
      <text:p text:style-name="P9"/>
      <text:p text:style-name="P9">BEUREN, Ilse Maria (org.). <text:span text:style-name="T2">Como elaborar trabalho monográficos em contabilidade</text:span>: teoria e prática. São Paulo: Atlas, 2003.</text:p>
      <text:p text:style-name="P9"/>
      <text:p text:style-name="P9">CENTRO UNIVERSITÁRIO DE JARAGUÁ DO SUL – UNERJ. Orientações Metodológicas. Disponível em: &lt;http://www.unerj.br/unerj/nap/orientacoes.doc&gt;. Acesso em: 10 jun 2004.</text:p>
      <text:p text:style-name="P9"/>
      <text:p text:style-name="P9">LAKATOS, Eva Maria; MARCONI, Marina de Andrade. <text:span text:style-name="T1">Fundamentos de metodologia científica</text:span>. 6.ed. São Paulo: Atlas, 2007.</text:p>
      <text:p text:style-name="P9"/>
      <text:p text:style-name="P9">MARCONI, Marina de Andrade; LAKATOS, Eva Maria. <text:span text:style-name="T2">Fundamentos de metodologia</text:span>. 5.ed. São Paulo: Atlas, 2003.</text:p>
      <text:p text:style-name="P9"/>
      <text:p text:style-name="P9">MÁTTAR NETO, João Augusto. <text:span text:style-name="T2">Metodologia científica na era da informática</text:span>. São Paulo: Saraiva, 2002.</text:p>
      <text:p text:style-name="P9"/>
      <text:p text:style-name="P9">OLIVEIRA, Silvio Luiz de. <text:span text:style-name="T2">Tratado de metodologia científica</text:span>: projetos de pesquisas, TGI, TCC, monografias, dissertações e teses. São Paulo: Pioneira, 2000.</text:p>
      <text:p text:style-name="P9"/>
      <text:p text:style-name="P9">ROESCH, Sylvia Maria Azevedo. <text:span text:style-name="T2">Projetos de estágio e de pesquisa em administração</text:span>: guia para estágios, trabalhos de conclusão, dissertações e estudos de caso. 2.ed. São Paulo: Atlas, 1999.</text:p>
      <text:p text:style-name="P9"/>
      <text:p text:style-name="P9">STRIEDER, Roque. <text:span text:style-name="T1">Diretrizes para elaboração de projetos de pesquisa</text:span>. Joaçãba: Ed. Unoesc, <text:s/>2009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cm" fo:margin-bottom="0.106cm" loext:contextual-spacing="false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weight="normal" style:font-weight-asian="normal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variant="normal" fo:text-transform="none"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weight="normal" style:font-weight-asian="normal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weight="bold" style:font-weight-asian="bold"/>
    </style:style>
    <style:style style:name="List_20_Bullet" style:display-name="List Bullet" style:family="paragraph" style:parent-style-name="Standard" style:auto-update="true" style:default-outline-level="">
      <style:paragraph-properties fo:margin-left="2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top="0.106cm" fo:margin-bottom="0.106cm" loext:contextual-spacing="false" fo:line-height="150%">
        <style:tab-stops/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3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Title" style:family="paragraph" style:parent-style-name="Standard" style:default-outline-level="1" style:list-style-name="" style:class="chapter">
      <style:paragraph-properties fo:text-align="center" style:justify-single-word="false"/>
      <style:text-properties fo:text-transform="uppercase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class="extra">
      <style:paragraph-properties fo:line-height="15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Date" style:family="paragraph" style:parent-style-name="Standard" style:nex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Parágrafo" style:family="paragraph" style:parent-style-name="Standard" style:default-outline-level="">
      <style:paragraph-properties fo:margin-left="0cm" fo:margin-right="0cm" fo:margin-top="0.106cm" fo:margin-bottom="0.106cm" loext:contextual-spacing="false" fo:line-height="150%" fo:text-indent="1.251cm" style:auto-text-indent="false"/>
    </style:style>
    <style:style style:name="Quote" style:family="paragraph" style:parent-style-name="Standard" style:default-outline-level="">
      <style:paragraph-properties fo:margin-left="4.001cm" fo:margin-right="0cm" fo:text-indent="0cm" style:auto-text-indent="false"/>
      <style:text-properties fo:font-size="10pt" style:font-size-asian="10pt"/>
    </style:style>
    <style:style style:name="Fonte" style:family="paragraph" style:parent-style-name="Standard" style:default-outline-level="">
      <style:text-properties fo:font-size="10pt" style:font-size-asian="10pt"/>
    </style:style>
    <style:style style:name="caption" style:family="paragraph" style:parent-style-name="Standard" style:next-style-name="Standard" style:auto-update="true" style:default-outline-level="">
      <style:text-properties fo:font-size="10pt" style:font-size-asian="10pt"/>
    </style:style>
    <style:style style:name="Signature" style:family="paragraph" style:parent-style-name="Standard" style:default-outline-level="" style:class="text">
      <style:paragraph-properties fo:margin-left="7.001cm" fo:margin-right="0cm" fo:text-indent="0cm" style:auto-text-indent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212cm" fo:margin-bottom="0.106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text-properties fo:font-weight="bold" style:font-weight-asian="bold"/>
    </style:style>
    <style:style style:name="Contents_20_4" style:display-name="Contents 4" style:family="paragraph" style:parent-style-name="Standard" style:next-style-name="Standard" style:auto-update="true" style:default-outline-level="" style:class="index"/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tyle="italic" style:font-style-asian="italic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25cm" fo:margin-right="0cm" fo:text-indent="-0.25cm" style:auto-text-indent="false"/>
      <style:text-properties fo:font-size="10pt" style:font-size-asian="10pt"/>
    </style:style>
    <style:style style:name="Estilo1" style:family="paragraph" style:parent-style-name="Parágrafo" style:auto-update="true" style:default-outline-level="">
      <style:paragraph-properties fo:margin-left="2.131cm" fo:margin-right="0cm" fo:text-indent="-0.63cm" style:auto-text-indent="false">
        <style:tab-stops/>
      </style:paragraph-properties>
    </style:style>
    <style:style style:name="Título_20_sem_20_Numeração" style:display-name="Título sem Nu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Estilo_20_Parágrafo_20__2b__20_Espaçamento_20_entre_20_linhas_3a__20__20_15_20_linha" style:display-name="Estilo Parágrafo + Espaçamento entre linhas:  15 linha" style:family="paragraph" style:parent-style-name="Parágrafo" style:default-outline-level="">
      <style:text-properties style:font-size-complex="10pt"/>
    </style:style>
    <style:style style:name="Fala_20_pesquisados" style:display-name="Fala pesquisados" style:family="paragraph" style:parent-style-name="Fonte" style:default-outline-level="">
      <style:paragraph-properties fo:margin-left="3cm" fo:margin-right="0cm" fo:margin-top="0.106cm" fo:margin-bottom="0.106cm" loext:contextual-spacing="false" fo:line-height="150%" fo:text-indent="0cm" style:auto-text-indent="false"/>
      <style:text-properties fo:font-size="12pt" fo:font-style="italic" style:font-size-asian="12pt" style:font-style-asian="italic" style:font-size-complex="10pt" style:font-style-complex="italic"/>
    </style:style>
    <style:style style:name="Estilo2" style:family="paragraph" style:parent-style-name="List_20_Bullet_20_2" style:default-outline-level="">
      <style:paragraph-properties fo:line-height="200%"/>
    </style:style>
    <style:style style:name="Título_20_sem_20_Númeração" style:display-name="Título sem Nú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Estilo_20_Título_20_2_20__2b__20_Negrito" style:display-name="Estilo Título 2 + Negrito" style:family="paragraph" style:parent-style-name="Heading_20_2" style:default-outline-level="" style:list-style-name="">
      <style:text-properties style:font-weight-complex="bold"/>
    </style:style>
    <style:style style:name="Estilo_20_Título_20_3_20__2b__20_Não_20_Negrito" style:display-name="Estilo Título 3 + Não Negrito" style:family="paragraph" style:parent-style-name="Heading_20_3" style:default-outline-level="" style:list-style-name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nte_20_Char" style:display-name="Fonte Char" style:family="text">
      <style:text-properties fo:language="pt" fo:country="BR" style:language-asian="pt" style:country-asian="BR" style:font-size-complex="12pt" style:language-complex="ar" style:country-complex="SA"/>
    </style:style>
    <style:style style:name="Fala_20_pesquisados_20_Char" style:display-name="Fala pesquisados Char" style:family="text">
      <style:text-properties fo:font-size="12pt" fo:language="pt" fo:country="BR" fo:font-style="italic" style:font-size-asian="12pt" style:language-asian="pt" style:country-asian="BR" style:font-style-asian="italic" style:font-size-complex="12pt" style:language-complex="ar" style:country-complex="SA" style:font-style-complex="italic"/>
    </style:style>
    <style:style style:name="Cabeçalho_20_Char" style:display-name="Cabeçalho Char" style:family="text">
      <style:text-properties fo:text-transform="uppercase" fo:font-size="12pt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llitxt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</style:header>
    </style:master-page>
    <style:master-page style:name="Converted1" style:page-layout-name="Mpm1">
      <style:header>
        <text:p text:style-name="MP1"><text:page-number text:select-page="current">9</text:page-number></text:p>
        <text:p text:style-name="MP2"/>
      </style:header>
    </style:master-page>
    <style:master-page style:name="Converted2" style:page-layout-name="Mpm1" style:next-style-name="Converted1">
      <style:header>
        <text:p text:style-name="MP1"><text:page-number text:select-page="current">6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T + ‘  TÍTULO</dc:title>
    <meta:initial-creator>Forum da Comarca de Chapecó</meta:initial-creator>
    <dc:creator>JeanCH</dc:creator>
    <meta:editing-cycles>9</meta:editing-cycles>
    <meta:print-date>2014-04-10T20:58:00</meta:print-date>
    <meta:creation-date>2015-04-17T01:32:00</meta:creation-date>
    <dc:date>2016-09-02T23:38:00</dc:date>
    <meta:editing-duration>PT7H34M</meta:editing-duration>
    <meta:generator>LibreOffice/5.1.6.2$Linux_X86_64 LibreOffice_project/10m0$Build-2</meta:generator>
    <meta:document-statistic meta:table-count="0" meta:image-count="0" meta:object-count="0" meta:page-count="11" meta:paragraph-count="99" meta:word-count="1478" meta:character-count="9508" meta:non-whitespace-character-count="8132"/>
    <meta:user-defined meta:name="AppVersion">12.0000</meta:user-defined>
    <meta:user-defined meta:name="Company">TJSC - Chapecó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